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3.724cm" fo:min-width="0cm" text:animation="none"/>
    </style:style>
    <style:style style:name="gr3" style:family="graphic" style:parent-style-name="standard">
      <style:graphic-properties draw:stroke="none" svg:stroke-color="#000000" draw:fill="none" draw:fill-color="#ffffff" draw:textarea-horizontal-align="left" draw:auto-grow-height="true" draw:auto-grow-width="true" fo:min-height="0.314cm" fo:min-width="14.12cm"/>
    </style:style>
    <style:style style:name="pr1" style:family="presentation" style:parent-style-name="Standard-title">
      <style:graphic-properties fo:min-height="2.4cm"/>
    </style:style>
    <style:style style:name="pr2" style:family="presentation" style:parent-style-name="Standard-notes">
      <style:graphic-properties draw:fill-color="#ffffff" fo:min-height="13.364cm"/>
    </style:style>
    <style:style style:name="pr3" style:family="presentation" style:parent-style-name="Standard_5f_-title">
      <style:graphic-properties fo:min-height="3.473cm"/>
    </style:style>
    <style:style style:name="pr4" style:family="presentation" style:parent-style-name="Standard_5f_-notes">
      <style:graphic-properties draw:fill-color="#ffffff" fo:min-height="13.364cm"/>
    </style:style>
    <style:style style:name="pr5" style:family="presentation" style:parent-style-name="Standard-title">
      <style:graphic-properties draw:auto-grow-height="true" fo:min-height="3.506cm"/>
    </style:style>
    <style:style style:name="pr6" style:family="presentation" style:parent-style-name="Standard-title">
      <style:graphic-properties fo:min-height="3.506cm"/>
    </style:style>
    <style:style style:name="pr7" style:family="presentation" style:parent-style-name="Standard-outline1">
      <style:graphic-properties fo:min-height="11.929cm"/>
    </style:style>
    <style:style style:name="pr8" style:family="presentation" style:parent-style-name="Standard_5f_-title">
      <style:graphic-properties draw:auto-grow-height="false" draw:fit-to-size="shrink-to-fit" fo:min-height="3.506cm"/>
    </style:style>
    <style:style style:name="pr9" style:family="presentation" style:parent-style-name="Standard_5f_-outline1">
      <style:graphic-properties fo:min-height="11.929cm"/>
    </style:style>
    <style:style style:name="pr10" style:family="presentation" style:parent-style-name="Standard_5f_-title">
      <style:graphic-properties fo:min-height="3.506cm"/>
    </style:style>
    <style:style style:name="co1" style:family="table-column">
      <style:table-column-properties style:column-width="12.746cm" style:use-optimal-column-width="false"/>
    </style:style>
    <style:style style:name="co2" style:family="table-column">
      <style:table-column-properties style:column-width="8.602cm" style:use-optimal-column-width="false"/>
    </style:style>
    <style:style style:name="co3" style:family="table-column">
      <style:table-column-properties style:column-width="6.251cm" style:use-optimal-column-width="false"/>
    </style:style>
    <style:style style:name="co4" style:family="table-column">
      <style:table-column-properties style:column-width="12.509cm" style:use-optimal-column-width="false"/>
    </style:style>
    <style:style style:name="co5" style:family="table-column">
      <style:table-column-properties style:column-width="5.636cm" style:use-optimal-column-width="false"/>
    </style:style>
    <style:style style:name="co6" style:family="table-column">
      <style:table-column-properties style:column-width="5.864cm" style:use-optimal-column-width="false"/>
    </style:style>
    <style:style style:name="co7" style:family="table-column">
      <style:table-column-properties style:column-width="6.144cm" style:use-optimal-column-width="false"/>
    </style:style>
    <style:style style:name="co8" style:family="table-column">
      <style:table-column-properties style:column-width="10.714cm" style:use-optimal-column-width="false"/>
    </style:style>
    <style:style style:name="co9" style:family="table-column">
      <style:table-column-properties style:column-width="8.686cm" style:use-optimal-column-width="false"/>
    </style:style>
    <style:style style:name="ro1" style:family="table-row">
      <style:table-row-properties style:row-height="2.096cm"/>
    </style:style>
    <style:style style:name="ro2" style:family="table-row">
      <style:table-row-properties style:row-height="1.045cm"/>
    </style:style>
    <style:style style:name="ro3" style:family="table-row">
      <style:table-row-properties style:row-height="1.027cm"/>
    </style:style>
    <style:style style:name="ro4" style:family="table-row">
      <style:table-row-properties style:row-height="1.057cm"/>
    </style:style>
    <style:style style:name="ro5" style:family="table-row">
      <style:table-row-properties style:row-height="1.441cm"/>
    </style:style>
    <style:style style:name="ro6" style:family="table-row">
      <style:table-row-properties style:row-height="1.514cm"/>
    </style:style>
    <style:style style:name="ro7" style:family="table-row">
      <style:table-row-properties style:row-height="1.561cm"/>
    </style:style>
    <style:style style:name="ro8" style:family="table-row">
      <style:table-row-properties style:row-height="1.016cm"/>
    </style:style>
    <style:style style:name="ro9" style:family="table-row">
      <style:table-row-properties style:row-height="1.683cm"/>
    </style:style>
    <style:style style:name="ro10" style:family="table-row">
      <style:table-row-properties style:row-height="1.69cm"/>
    </style:style>
    <style:style style:name="ro11" style:family="table-row">
      <style:table-row-properties style:row-height="1.759cm"/>
    </style:style>
    <style:style style:name="ro12" style:family="table-row">
      <style:table-row-properties style:row-height="1.407cm"/>
    </style:style>
    <style:style style:name="ro13" style:family="table-row">
      <style:table-row-properties style:row-height="3.282cm"/>
    </style:style>
    <style:style style:name="ro14" style:family="table-row">
      <style:table-row-properties style:row-height="0.898cm"/>
    </style:style>
    <style:style style:name="ro15" style:family="table-row">
      <style:table-row-properties style:row-height="1.547cm"/>
    </style:style>
    <style:style style:name="ro16" style:family="table-row">
      <style:table-row-properties style:row-height="1.234cm"/>
    </style:style>
    <style:style style:name="ro17" style:family="table-row">
      <style:table-row-properties style:row-height="1.795cm"/>
    </style:style>
    <style:style style:name="ro18" style:family="table-row">
      <style:table-row-properties style:row-height="7.09cm"/>
    </style:style>
    <style:style style:name="ro19" style:family="table-row">
      <style:table-row-properties style:row-height="0.773cm"/>
    </style:style>
    <style:style style:name="ro20" style:family="table-row">
      <style:table-row-properties style:row-height="0cm"/>
    </style:style>
    <style:style style:name="ro21" style:family="table-row">
      <style:table-row-properties style:row-height="1.926cm"/>
    </style:style>
    <style:style style:name="ro22" style:family="table-row">
      <style:table-row-properties style:row-height="0.816cm"/>
    </style:style>
    <style:style style:name="ce1" style:family="table-cell">
      <style:graphic-properties draw:fill-image-width="0cm" draw:fill-image-height="0cm" style:repeat="repeat"/>
      <style:paragraph-properties fo:text-align="center"/>
      <style:text-properties style:text-outline="false" fo:font-size="20pt" fo:text-shadow="1pt 1pt" style:font-size-asian="18pt" style:font-size-complex="18pt"/>
    </style:style>
    <style:style style:name="ce2" style:family="table-cell">
      <style:graphic-properties style:repeat="repeat"/>
    </style:style>
    <style:style style:name="ce3" style:family="table-cell">
      <style:graphic-properties draw:fill-image-width="0cm" draw:fill-image-height="0cm" style:repeat="repeat"/>
      <style:paragraph-properties fo:text-align="start"/>
      <style:text-properties style:text-outline="false" style:font-name="Liberation Sans1" fo:font-size="13pt" fo:text-shadow="1pt 1pt" style:font-size-asian="13pt" style:font-size-complex="13pt"/>
    </style:style>
    <style:style style:name="ce4" style:family="table-cell">
      <style:graphic-properties style:repeat="repeat"/>
      <style:text-properties style:font-name="Liberation Sans1" fo:font-size="13pt" style:font-size-asian="13pt" style:font-size-complex="13pt"/>
    </style:style>
    <style:style style:name="ce5" style:family="table-cell">
      <style:graphic-properties style:repeat="repeat"/>
      <style:text-properties style:font-name="Liberation Sans1" fo:font-size="13pt" style:text-underline-style="solid" style:text-underline-width="auto" style:text-underline-color="font-color" style:font-size-asian="13pt" style:font-size-complex="13pt"/>
    </style:style>
    <style:style style:name="ce6" style:family="table-cell">
      <style:graphic-properties draw:fill-image-width="0cm" draw:fill-image-height="0cm" style:repeat="repeat"/>
      <style:paragraph-properties fo:text-align="center"/>
      <style:text-properties style:text-outline="false" fo:font-size="13pt" fo:text-shadow="1pt 1pt" style:font-size-asian="13pt" style:font-size-complex="13pt"/>
    </style:style>
    <style:style style:name="ce7" style:family="table-cell">
      <style:graphic-properties style:repeat="repeat"/>
      <style:text-properties fo:font-size="13pt" style:font-size-asian="13pt" style:font-size-complex="13pt"/>
    </style:style>
    <style:style style:name="ce8" style:family="table-cell">
      <style:graphic-properties draw:fill-image-width="0cm" draw:fill-image-height="0cm" style:repeat="repeat"/>
      <style:paragraph-properties fo:text-align="start"/>
      <style:text-properties style:text-outline="false" fo:font-size="14pt" fo:text-shadow="1pt 1pt" style:font-size-asian="14pt" style:font-size-complex="14pt"/>
    </style:style>
    <style:style style:name="ce9" style:family="table-cell">
      <style:graphic-properties draw:fill-image-width="0cm" draw:fill-image-height="0cm" style:repeat="repeat"/>
      <style:paragraph-properties fo:text-align="start"/>
      <style:text-properties style:text-outline="false" fo:font-size="13pt" fo:text-shadow="1pt 1pt" style:font-size-asian="13pt" style:font-size-complex="13pt"/>
    </style:style>
    <style:style style:name="ce10" style:family="table-cell">
      <style:graphic-properties style:repeat="repeat"/>
      <style:text-properties fo:font-size="14pt" style:font-size-asian="14pt" style:font-size-complex="14pt"/>
    </style:style>
    <style:style style:name="ce11" style:family="table-cell">
      <style:graphic-properties draw:fill-image-width="0cm" draw:fill-image-height="0cm" style:repeat="repeat"/>
      <style:paragraph-properties fo:text-align="start"/>
      <style:text-properties style:text-outline="false" fo:font-size="20pt" fo:text-shadow="1pt 1pt" style:font-size-asian="18pt" style:font-size-complex="18pt"/>
    </style:style>
    <style:style style:name="ce12" style:family="table-cell">
      <style:graphic-properties draw:fill-image-width="0cm" draw:fill-image-height="0cm" style:repeat="repeat"/>
      <style:paragraph-properties fo:text-align="start"/>
      <style:text-properties style:text-outline="false" fo:font-size="16pt" fo:text-shadow="1pt 1pt" style:font-size-asian="16pt" style:font-size-complex="16pt"/>
    </style:style>
    <style:style style:name="P1" style:family="paragraph">
      <style:paragraph-properties fo:text-align="center"/>
    </style:style>
    <style:style style:name="P2" style:family="paragraph">
      <style:paragraph-properties fo:text-align="start"/>
    </style:style>
    <style:style style:name="P3" style:family="paragraph">
      <style:text-properties fo:font-size="20pt"/>
    </style:style>
    <style:style style:name="P4" style:family="paragraph">
      <style:text-properties fo:font-size="18pt"/>
    </style:style>
    <style:style style:name="P5" style:family="paragraph">
      <style:text-properties fo:font-size="8pt" fo:font-style="italic" style:font-size-asian="8pt" style:font-style-asian="italic" style:font-size-complex="8pt" style:font-style-complex="italic"/>
    </style:style>
    <style:style style:name="P6" style:family="paragraph">
      <style:text-properties fo:font-size="28.1000003814697pt"/>
    </style:style>
    <style:style style:name="P7" style:family="paragraph">
      <style:text-properties fo:font-size="28pt" style:font-size-asian="28pt" style:font-size-complex="28pt"/>
    </style:style>
    <style:style style:name="T1" style:family="text">
      <style:text-properties fo:language="en" fo:country="GB"/>
    </style:style>
    <style:style style:name="T2" style:family="text">
      <style:text-properties style:text-underline-style="solid" style:text-underline-width="auto" style:text-underline-color="font-color"/>
    </style:style>
    <style:style style:name="T3" style:family="text">
      <style:text-properties fo:font-size="18pt"/>
    </style:style>
    <style:style style:name="T4" style:family="text">
      <style:text-properties fo:font-size="18pt" fo:language="en" fo:country="GB"/>
    </style:style>
    <style:style style:name="T5" style:family="text">
      <style:text-properties fo:language="fr" fo:country="FR"/>
    </style:style>
    <style:style style:name="T6" style:family="text">
      <style:text-properties style:font-name="Liberation Sans1" fo:font-size="13pt" style:font-size-asian="13pt" style:font-size-complex="13pt"/>
    </style:style>
    <style:style style:name="T7" style:family="text">
      <style:text-properties style:font-name="Courier New" fo:font-size="13pt" style:font-size-asian="13pt" style:font-size-complex="13pt"/>
    </style:style>
    <style:style style:name="T8" style:family="text">
      <style:text-properties style:font-name="Liberation Sans1" fo:font-size="13pt" fo:language="en" fo:country="GB" style:font-size-asian="13pt" style:font-size-complex="13pt"/>
    </style:style>
    <style:style style:name="T9" style:family="text">
      <style:text-properties style:font-name="Liberation Sans1" fo:font-size="13pt" fo:language="en" fo:country="US" style:font-size-asian="13pt" style:font-size-complex="13pt"/>
    </style:style>
    <style:style style:name="T10" style:family="text">
      <style:text-properties style:font-name="Liberation Sans1" fo:font-size="13pt" style:text-underline-style="solid" style:text-underline-width="auto" style:text-underline-color="font-color" style:font-size-asian="13pt" style:font-size-complex="13pt"/>
    </style:style>
    <style:style style:name="T11" style:family="text">
      <style:text-properties fo:language="en" fo:country="US"/>
    </style:style>
    <style:style style:name="T12" style:family="text">
      <style:text-properties fo:font-size="13pt" style:font-size-asian="13pt" style:font-size-complex="13pt"/>
    </style:style>
    <style:style style:name="T13" style:family="text">
      <style:text-properties fo:font-size="13pt" fo:language="en" fo:country="GB" style:font-size-asian="13pt" style:font-size-complex="13pt"/>
    </style:style>
    <style:style style:name="T14" style:family="text">
      <style:text-properties fo:font-size="13pt" fo:language="fr" fo:country="FR" style:font-size-asian="13pt" style:font-size-complex="13pt"/>
    </style:style>
    <style:style style:name="T15" style:family="text">
      <style:text-properties fo:font-size="18pt" fo:language="en" fo:country="GB" style:font-size-asian="14pt" style:font-size-complex="14pt"/>
    </style:style>
    <style:style style:name="T16" style:family="text">
      <style:text-properties style:font-name="Courier New" fo:font-size="10pt" fo:language="en" fo:country="GB" style:font-size-asian="10pt" style:font-size-complex="10pt"/>
    </style:style>
    <style:style style:name="T17" style:family="text">
      <style:text-properties fo:font-size="14pt" style:font-size-asian="14pt" style:font-size-complex="14pt"/>
    </style:style>
    <style:style style:name="T18" style:family="text">
      <style:text-properties fo:font-size="14pt" fo:language="en" fo:country="GB" style:font-size-asian="14pt" style:font-size-complex="14pt"/>
    </style:style>
    <style:style style:name="T19" style:family="text">
      <style:text-properties fo:font-size="13pt" fo:language="ia" fo:country="none" style:font-size-asian="13pt" style:font-size-complex="13pt"/>
    </style:style>
    <style:style style:name="T20" style:family="text">
      <style:text-properties fo:font-size="14pt" fo:language="ia" fo:country="none" style:font-size-asian="14pt" style:font-size-complex="14pt"/>
    </style:style>
    <style:style style:name="T21" style:family="text">
      <style:text-properties fo:font-size="18pt" fo:language="rm" fo:country="CH"/>
    </style:style>
    <style:style style:name="T22" style:family="text">
      <style:text-properties style:font-name="Courier New" fo:font-size="18pt"/>
    </style:style>
    <style:style style:name="T23" style:family="text">
      <style:text-properties style:font-name="Courier New" fo:font-size="18pt" fo:font-style="italic" style:font-style-asian="italic" style:font-style-complex="italic"/>
    </style:style>
    <style:style style:name="T24" style:family="text">
      <style:text-properties fo:font-size="18pt" fo:language="en" fo:country="US"/>
    </style:style>
    <style:style style:name="T25" style:family="text">
      <style:text-properties style:font-name="Courier New" fo:font-size="18pt" fo:language="en" fo:country="GB"/>
    </style:style>
    <style:style style:name="T26" style:family="text">
      <style:text-properties fo:font-size="16pt" fo:language="en" fo:country="US" style:font-size-asian="16pt" style:font-size-complex="16pt"/>
    </style:style>
    <style:style style:name="T27" style:family="text">
      <style:text-properties fo:font-size="16pt" fo:language="en" fo:country="GB" style:font-size-asian="16pt" style:font-size-complex="16pt"/>
    </style:style>
    <style:style style:name="T28" style:family="text">
      <style:text-properties fo:font-size="8pt" fo:font-style="italic" style:font-size-asian="8pt" style:font-style-asian="italic" style:font-size-complex="8pt" style:font-style-complex="italic"/>
    </style:style>
    <style:style style:name="T29" style:family="text">
      <style:text-properties style:font-name="Courier New" fo:language="en" fo:country="GB"/>
    </style:style>
    <style:style style:name="T30" style:family="text">
      <style:text-properties fo:language="en" fo:country="GB" style:text-underline-style="solid" style:text-underline-width="auto" style:text-underline-color="font-color"/>
    </style:style>
    <style:style style:name="T31" style:family="text">
      <style:text-properties style:font-name="Courier New" fo:language="en" fo:country="GB" fo:font-style="italic" style:font-style-asian="italic" style:font-style-complex="italic"/>
    </style:style>
    <style:style style:name="T32" style:family="text">
      <style:text-properties style:font-name="Liberation Sans1" fo:language="en" fo:country="GB"/>
    </style:style>
    <style:style style:name="T33" style:family="text">
      <style:text-properties style:font-name="Liberation Sans1" fo:language="en" fo:country="GB" fo:font-style="normal" style:font-style-asian="normal" style:font-style-complex="normal"/>
    </style:style>
    <style:style style:name="T34" style:family="text">
      <style:text-properties fo:language="en" fo:country="US" fo:font-weight="bold"/>
    </style:style>
    <style:style style:name="T35" style:family="text">
      <style:text-properties style:font-name="Courier New1" fo:language="en" fo:country="US"/>
    </style:style>
    <style:style style:name="T36" style:family="text">
      <style:text-properties style:font-name="Courier New" fo:language="en" fo:country="US"/>
    </style:style>
    <style:style style:name="T37" style:family="text">
      <style:text-properties fo:font-size="28pt" fo:language="en" fo:country="US" style:font-size-asian="28pt" style:font-size-complex="28pt"/>
    </style:style>
    <style:style style:name="T38" style:family="text">
      <style:text-properties style:font-name="Liberation Sans1" fo:language="en" fo:country="US"/>
    </style:style>
    <style:style style:name="T39" style:family="text">
      <style:text-properties style:text-outline="false" fo:font-size="14pt" fo:text-shadow="1pt 1pt" style:font-size-asian="14pt" style:font-size-complex="14pt"/>
    </style:style>
    <style:style style:name="T40" style:family="text">
      <style:text-properties fo:font-size="13pt" fo:language="en" fo:country="US"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6.4cm" svg:height="2.4cm" svg:x="0.728cm" svg:y="0.28cm" presentation:class="title" presentation:user-transformed="true">
          <draw:text-box>
            <text:p><text:span text:style-name="T1">Peersoft</text:span> version 1.5<text:span text:style-name="T2">.5</text:span>: <text:span text:style-name="T1">features</text:span></text:p>
          </draw:text-box>
        </draw:frame>
        <draw:frame draw:style-name="standard" draw:layer="layout" svg:width="27.598cm" svg:height="13.277cm" svg:x="0.2cm" svg:y="2.841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1"><text:span text:style-name="T3">Feature</text:span></text:p>
              </table:table-cell>
              <table:table-cell>
                <text:p text:style-name="P1"><text:span text:style-name="T3">Enhancement </text:span><text:span text:style-name="T4">domain</text:span></text:p>
              </table:table-cell>
              <table:table-cell table:style-name="ce2">
                <text:p><text:span text:style-name="T1">Implementation</text:span><text:span text:style-name="T5"> </text:span><text:span text:style-name="T1">status</text:span></text:p>
              </table:table-cell>
            </table:table-row>
            <table:table-row table:style-name="ro2" table:default-cell-style-name="ce3">
              <table:table-cell>
                <text:p text:style-name="P2"><text:span text:style-name="T6">Precomputed </text:span><text:span text:style-name="T7">GOTO</text:span><text:span text:style-name="T6">/</text:span><text:span text:style-name="T7">GOSUB</text:span><text:span text:style-name="T6"> within program text</text:span></text:p>
              </table:table-cell>
              <table:table-cell>
                <text:p text:style-name="P2"><text:span text:style-name="T6">Performance</text:span></text:p>
              </table:table-cell>
              <table:table-cell table:style-name="ce4">
                <text:p><text:span text:style-name="T8">Done</text:span></text:p>
              </table:table-cell>
            </table:table-row>
            <table:table-row table:style-name="ro1" table:default-cell-style-name="ce3">
              <table:table-cell>
                <text:p text:style-name="P2"><text:span text:style-name="T8">Applesoft subprograms directly bound to hardware interrupt servicing routines (with the MOUSE and TIMER interfaces already supported)</text:span></text:p>
              </table:table-cell>
              <table:table-cell>
                <text:p text:style-name="P2"><text:span text:style-name="T8">Functionality</text:span><text:span text:style-name="T6">, </text:span><text:span text:style-name="T9">compliance</text:span><text:span text:style-name="T6"> </text:span><text:span text:style-name="T9">with</text:span><text:span text:style-name="T6"> </text:span><text:span text:style-name="T9">other</text:span><text:span text:style-name="T6"> Microsoft BASIC versions (i.e. 16/32 bits versions)</text:span></text:p>
              </table:table-cell>
              <table:table-cell table:style-name="ce4">
                <text:p><text:span text:style-name="T6">Done</text:span></text:p>
              </table:table-cell>
            </table:table-row>
            <table:table-row table:style-name="ro3" table:default-cell-style-name="ce3">
              <table:table-cell>
                <text:p text:style-name="P2"><text:span text:style-name="T6">More Applesoft bug fixes</text:span></text:p>
              </table:table-cell>
              <table:table-cell>
                <text:p text:style-name="P2"><text:span text:style-name="T6">Security</text:span></text:p>
              </table:table-cell>
              <table:table-cell table:style-name="ce4">
                <text:p><text:span text:style-name="T8">Work</text:span><text:span text:style-name="T6"> in </text:span><text:span text:style-name="T8">progress</text:span></text:p>
              </table:table-cell>
            </table:table-row>
            <table:table-row table:style-name="ro4" table:default-cell-style-name="ce3">
              <table:table-cell>
                <text:p text:style-name="P2"><text:span text:style-name="T8">Precomputed integer constants within program text</text:span></text:p>
              </table:table-cell>
              <table:table-cell>
                <text:p text:style-name="P2"><text:span text:style-name="T6">Performance</text:span></text:p>
              </table:table-cell>
              <table:table-cell table:style-name="ce4">
                <text:p><text:span text:style-name="T8">Work</text:span><text:span text:style-name="T6"> in </text:span><text:span text:style-name="T8">progress</text:span></text:p>
              </table:table-cell>
            </table:table-row>
            <table:table-row table:style-name="ro5" table:default-cell-style-name="ce4">
              <table:table-cell>
                <text:p><text:span text:style-name="T9">Support for the NoSlot clock in the companion Applesoft utility</text:span></text:p>
              </table:table-cell>
              <table:table-cell>
                <text:p><text:span text:style-name="T9">Convenience</text:span></text:p>
              </table:table-cell>
              <table:table-cell>
                <text:p><text:span text:style-name="T9">Done</text:span></text:p>
              </table:table-cell>
            </table:table-row>
            <table:table-row table:style-name="ro5" table:default-cell-style-name="ce5">
              <table:table-cell>
                <text:p><text:span text:style-name="T10">10 additional ML user defined functions with up to 2 arguments (instead of just 1);</text:span></text:p>
              </table:table-cell>
              <table:table-cell>
                <text:p><text:span text:style-name="T10">Functionality</text:span></text:p>
              </table:table-cell>
              <table:table-cell>
                <text:p><text:span text:style-name="T10">Done</text:span></text:p>
              </table:table-cell>
            </table:table-row>
            <table:table-row table:style-name="ro6" table:default-cell-style-name="ce5">
              <table:table-cell>
                <text:p><text:span text:style-name="T10">Procedural functions mechanism implemented within Peersoft</text:span></text:p>
              </table:table-cell>
              <table:table-cell>
                <text:p><text:span text:style-name="T10">Functionality, convenience</text:span></text:p>
              </table:table-cell>
              <table:table-cell>
                <text:p><text:span text:style-name="T10">Done</text:span></text:p>
              </table:table-cell>
            </table:table-row>
            <table:table-row table:style-name="ro7" table:default-cell-style-name="ce5">
              <table:table-cell>
                <text:p><text:span text:style-name="T10">Reorganisation of CHRGET/GOT vector intercepts (simpler in their behavior)</text:span></text:p>
              </table:table-cell>
              <table:table-cell>
                <text:p><text:span text:style-name="T10">Performance, simplicity and elegance.. (above all ;-)</text:span></text:p>
              </table:table-cell>
              <table:table-cell>
                <text:p><text:span text:style-name="T10">Planned</text:span></text:p>
              </table:table-cell>
            </table:table-row>
          </table:table>
          <draw:image xlink:href="Pictures/TablePreview1.svm" xlink:type="simple" xlink:show="embed" xlink:actuate="onLoad"/>
          <svg:title>Main features</svg:title>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Standard_5f_" presentation:presentation-page-layout-name="AL1T0">
        <office:forms form:automatic-focus="false" form:apply-design-mode="false"/>
        <draw:frame presentation:style-name="pr3" draw:layer="layout" svg:width="25.199cm" svg:height="3.473cm" svg:x="1.173cm" svg:y="0.363cm" presentation:class="title" presentation:user-transformed="true">
          <draw:text-box>
            <text:p><text:span text:style-name="T11">Reminder: Peersoft version 1.5 roadmap features</text:span></text:p>
          </draw:text-box>
        </draw:frame>
        <draw:frame draw:style-name="standard" draw:layer="layout" svg:width="24.008cm" svg:height="13.281cm" svg:x="1.692cm" svg:y="3.984cm">
          <table:table table:template-name="default" table:use-first-row-styles="true" table:use-banding-rows-styles="true">
            <table:table-column table:style-name="co4"/>
            <table:table-column table:style-name="co5"/>
            <table:table-column table:style-name="co6"/>
            <table:table-row table:style-name="ro8" table:default-cell-style-name="ce6">
              <table:table-cell>
                <text:p text:style-name="P1"><text:span text:style-name="T12">Feature</text:span></text:p>
              </table:table-cell>
              <table:table-cell>
                <text:p text:style-name="P1"><text:span text:style-name="T13">Enhancement</text:span><text:span text:style-name="T14"> </text:span><text:span text:style-name="T13">domain</text:span></text:p>
              </table:table-cell>
              <table:table-cell table:style-name="ce7">
                <text:p><text:span text:style-name="T13">Implementation</text:span><text:span text:style-name="T14"> </text:span><text:span text:style-name="T13">status</text:span></text:p>
              </table:table-cell>
            </table:table-row>
            <table:table-row table:style-name="ro9">
              <table:table-cell table:style-name="ce8">
                <text:p text:style-name="P2"><text:span text:style-name="T13">A simpler way to reference multidimensional array elements</text:span><text:span text:style-name="T15"><text:line-break/></text:span><text:span text:style-name="T16">DIM A(4,5): FOR I = 0 TO 29: S += A(I): NEXT</text:span></text:p>
              </table:table-cell>
              <table:table-cell table:style-name="ce9">
                <text:p text:style-name="P2"><text:span text:style-name="T12">Performance</text:span></text:p>
              </table:table-cell>
              <table:table-cell table:style-name="ce7">
                <text:p><text:span text:style-name="T13">Done</text:span></text:p>
              </table:table-cell>
            </table:table-row>
            <table:table-row table:style-name="ro10" table:default-cell-style-name="ce8">
              <table:table-cell>
                <text:p text:style-name="P2"><text:span text:style-name="T13">Function to select between two expressions based on a boolean criterion.</text:span><text:span text:style-name="T15"><text:line-break/></text:span><text:span text:style-name="T16">PRINT IIF (RS = 0, «RS MUST NOT BE NULL»,«OK»)</text:span></text:p>
              </table:table-cell>
              <table:table-cell>
                <text:p text:style-name="P2"><text:span text:style-name="T17">Performance, </text:span><text:span text:style-name="T18">simplicity</text:span></text:p>
              </table:table-cell>
              <table:table-cell table:style-name="ce10">
                <text:p><text:span text:style-name="T18">Done</text:span></text:p>
              </table:table-cell>
            </table:table-row>
            <table:table-row table:style-name="ro11" table:default-cell-style-name="ce8">
              <table:table-cell>
                <text:p text:style-name="P2"><text:span text:style-name="T13">Function to return the number of dimensions for an array as well as the number of elements per dimension.</text:span><text:span text:style-name="T15"><text:line-break/></text:span><text:span text:style-name="T16">DIM AE(2,69): PRINT <text:s/>DIM (AE), DIM (AE,1)</text:span></text:p>
              </table:table-cell>
              <table:table-cell>
                <text:p text:style-name="P2"><text:span text:style-name="T18">Simplicity</text:span><text:span text:style-name="T17">, f</text:span><text:span text:style-name="T18">eatures</text:span></text:p>
              </table:table-cell>
              <table:table-cell table:style-name="ce7">
                <text:p><text:span text:style-name="T13">Done</text:span></text:p>
              </table:table-cell>
            </table:table-row>
            <table:table-row table:style-name="ro12" table:default-cell-style-name="ce9">
              <table:table-cell>
                <text:p text:style-name="P2"><text:span text:style-name="T13">Cache based utility routines for managing simple variables as well as array references during program flow.</text:span></text:p>
              </table:table-cell>
              <table:table-cell>
                <text:p text:style-name="P2"><text:span text:style-name="T12">Performance</text:span></text:p>
              </table:table-cell>
              <table:table-cell table:style-name="ce7">
                <text:p><text:span text:style-name="T13">Done</text:span></text:p>
              </table:table-cell>
            </table:table-row>
            <table:table-row table:style-name="ro13" table:default-cell-style-name="ce7">
              <table:table-cell table:style-name="ce10">
                <text:p><text:span text:style-name="T13">Individual numeric arrays can now be stored within auxiliary and extra memory banks (A.E. RAMWorks protocol).</text:span><text:span text:style-name="T15"><text:line-break/></text:span><text:span text:style-name="T16">DIM AE!(3,127)#1</text:span><text:span text:style-name="T15"><text:line-break/></text:span><text:span text:style-name="T13">will declare a FP array of 512 FP elements in Apple auxiliary memory.</text:span></text:p>
              </table:table-cell>
              <table:table-cell>
                <text:p><text:span text:style-name="T13">Memory footprint</text:span></text:p>
              </table:table-cell>
              <table:table-cell>
                <text:p><text:span text:style-name="T19">Work in progress</text:span></text:p>
              </table:table-cell>
            </table:table-row>
            <table:table-row table:style-name="ro14" table:default-cell-style-name="ce10">
              <table:table-cell table:style-name="ce7">
                <text:p><text:span text:style-name="T13">Individual</text:span><text:span text:style-name="T12"> </text:span><text:span text:style-name="T13">array</text:span><text:span text:style-name="T12"> </text:span><text:span text:style-name="T13">deletion</text:span><text:span text:style-name="T12"> </text:span><text:span text:style-name="T13">from</text:span><text:span text:style-name="T12"> </text:span><text:span text:style-name="T13">memory</text:span><text:span text:style-name="T12"> </text:span></text:p>
              </table:table-cell>
              <table:table-cell>
                <text:p><text:span text:style-name="T18">Memory footprint</text:span></text:p>
              </table:table-cell>
              <table:table-cell>
                <text:p><text:span text:style-name="T20">Work in progress</text:span></text:p>
              </table:table-cell>
            </table:table-row>
            <table:table-row table:style-name="ro15" table:default-cell-style-name="ce10">
              <table:table-cell table:style-name="ce7">
                <text:p><text:span text:style-name="T13">Three new integer subtypes : bytes, 24 and 32 bits integers</text:span></text:p>
              </table:table-cell>
              <table:table-cell>
                <text:p><text:span text:style-name="T18">Performance, memory footprint, simplicity</text:span></text:p>
              </table:table-cell>
              <table:table-cell>
                <text:p><text:span text:style-name="T20">Work in progress</text:span></text:p>
              </table:table-cell>
            </table:table-row>
          </table:table>
          <draw:image xlink:href="Pictures/TablePreview2.svm" xlink:type="simple" xlink:show="embed" xlink:actuate="onLoad"/>
          <svg:title>Main features</svg:title>
        </draw:frame>
        <presentation:notes draw:style-name="dp2">
          <draw:page-thumbnail draw:style-name="gr1"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5" draw:layer="layout" svg:width="25.199cm" svg:height="3.506cm" svg:x="1.4cm" svg:y="0.837cm" presentation:class="title">
          <draw:text-box>
            <text:p><text:span text:style-name="T1">Precomputed GOTO/GOSUB within program text : a warning notice</text:span></text:p>
          </draw:text-box>
        </draw:frame>
        <draw:frame draw:style-name="standard" draw:layer="layout" svg:width="25.543cm" svg:height="10.118cm" svg:x="1.099cm" svg:y="8.92cm">
          <table:table table:template-name="default" table:use-first-row-styles="true" table:use-banding-rows-styles="true">
            <table:table-column table:style-name="co7"/>
            <table:table-column table:style-name="co8"/>
            <table:table-column table:style-name="co9"/>
            <table:table-row table:style-name="ro16" table:default-cell-style-name="ce1">
              <table:table-cell table:style-name="ce2">
                <text:p><text:span text:style-name="T3">Description</text:span></text:p>
              </table:table-cell>
              <table:table-cell>
                <text:p text:style-name="P1"><text:span text:style-name="T4">Precomputed</text:span><text:span text:style-name="T3"> GOTO/GOSUB</text:span></text:p>
              </table:table-cell>
              <table:table-cell>
                <text:p text:style-name="P1"><text:span text:style-name="T3">Variable GOTO/GOSUB</text:span></text:p>
              </table:table-cell>
            </table:table-row>
            <table:table-row table:style-name="ro17" table:default-cell-style-name="ce11">
              <table:table-cell table:style-name="ce2">
                <text:p><text:span text:style-name="T21">New syntax scheme inferred</text:span></text:p>
              </table:table-cell>
              <table:table-cell>
                <text:p text:style-name="P2"><text:span text:style-name="T3">None</text:span></text:p>
              </table:table-cell>
              <table:table-cell>
                <text:p text:style-name="P2"><text:span text:style-name="T22">GOTO </text:span><text:span text:style-name="T23">&lt;expression&gt;</text:span></text:p>
                <text:p text:style-name="P2"><text:span text:style-name="T22">GOSUB </text:span><text:span text:style-name="T23">&lt;expression&gt;</text:span></text:p>
              </table:table-cell>
            </table:table-row>
            <table:table-row table:style-name="ro18">
              <table:table-cell table:style-name="ce2">
                <text:p><text:span text:style-name="T3">Performance </text:span><text:span text:style-name="T4">improvements</text:span></text:p>
              </table:table-cell>
              <table:table-cell table:style-name="ce11">
                <text:p text:style-name="P2"><text:span text:style-name="T3">Times </text:span><text:span text:style-name="T4">to</text:span><text:span text:style-name="T3"> :</text:span></text:p>
                <text:list text:style-name="L2">
                  <text:list-item>
                    <text:p text:style-name="P2"><text:span text:style-name="T4">convert the line number from ASCII form to binary form ;</text:span></text:p>
                  </text:list-item>
                  <text:list-item>
                    <text:p text:style-name="P2"><text:span text:style-name="T24">Compute the target line address given its line number (using sequential search);</text:span></text:p>
                  </text:list-item>
                </text:list>
                <text:p text:style-name="P2"><text:span text:style-name="T4">are only spent once (useful when the </text:span><text:span text:style-name="T25">GOTO</text:span><text:span text:style-name="T4">/</text:span><text:span text:style-name="T25">GOSUB</text:span><text:span text:style-name="T4"> statement be executed on many </text:span><text:span text:style-name="T24">occurences</text:span><text:span text:style-name="T4">).</text:span></text:p>
              </table:table-cell>
              <table:table-cell table:style-name="ce12">
                <text:p text:style-name="P2"><text:span text:style-name="T26">No ensured performance gain at all (ASCII to binary conversion versus expression evaluation).</text:span></text:p>
                <text:p text:style-name="P2"><text:span text:style-name="T27">The ability for a program containing such instruction to be compiled (by a commercial compiler product such as TASC or the Beagle BASIC compiler) is jeopardized at best.</text:span></text:p>
              </table:table-cell>
            </table:table-row>
          </table:table>
          <draw:image xlink:href="Pictures/TablePreview3.svm" xlink:type="simple" xlink:show="embed" xlink:actuate="onLoad"/>
          <svg:title>Main features</svg:title>
        </draw:frame>
        <draw:frame draw:style-name="gr2" draw:text-style-name="P4" draw:layer="layout" svg:width="25cm" svg:height="3.974cm" svg:x="1.693cm" svg:y="4.654cm">
          <draw:text-box>
            <text:p><text:span text:style-name="T3">Please note that precomputed </text:span><text:span text:style-name="T22">GOTO</text:span><text:span text:style-name="T3">/</text:span><text:span text:style-name="T22">GOSUB</text:span><text:span text:style-name="T3"> has no direct relevance to variable </text:span><text:span text:style-name="T22">GOTO</text:span><text:span text:style-name="T3">/</text:span><text:span text:style-name="T22">GOSUB</text:span><text:span text:style-name="T3">. The latter being more of a “convenience” for programmers to implement a code dispatcher (preferably of large scale) based on an expression value w/o resorting to an </text:span><text:span text:style-name="T22">ON &lt;</text:span><text:span text:style-name="T23">expression</text:span><text:span text:style-name="T22">&gt; GOTO &lt;</text:span><text:span text:style-name="T23">ListOfTargetLineNumbers</text:span><text:span text:style-name="T22">&gt;</text:span><text:span text:style-name="T3"> for doing so. </text:span></text:p>
          </draw:text-box>
        </draw:frame>
        <draw:frame draw:style-name="gr3" draw:text-style-name="P5" draw:layer="layout" svg:width="14.62cm" svg:height="0.564cm" svg:x="1.089cm" svg:y="20.236cm">
          <draw:text-box>
            <text:p><text:span text:style-name="T28">Precomputed GOTO/GOSUB … for those of us who still need line numbers.. and are afraid of magical artefacts...</text:span></text:p>
          </draw:text-box>
        </draw:frame>
        <presentation:notes draw:style-name="dp2">
          <draw:page-thumbnail draw:style-name="gr1"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6" draw:layer="layout" svg:width="25.199cm" svg:height="3.506cm" svg:x="1.4cm" svg:y="0.837cm" presentation:class="title">
          <draw:text-box>
            <text:p><text:span text:style-name="T1">Precomputed GOTO/GOSUB within program text : design rules</text:span></text:p>
          </draw:text-box>
        </draw:frame>
        <draw:frame presentation:style-name="pr7" draw:layer="layout" svg:width="25.199cm" svg:height="12.179cm" svg:x="1.4cm" svg:y="4.914cm" presentation:class="outline" presentation:user-transformed="true">
          <draw:text-box>
            <text:list text:style-name="L3">
              <text:list-item>
                <text:p><text:span text:style-name="T1">The computation (from line number in ASCII form to offset from program text begin address) must be reversible ;</text:span></text:p>
              </text:list-item>
              <text:list-item>
                <text:p><text:span text:style-name="T1">No extra memory should be allocated for storing missing data ;</text:span></text:p>
              </text:list-item>
              <text:list-item>
                <text:p><text:span text:style-name="T1">“</text:span><text:span text:style-name="T1">Just in time” procedure for computing </text:span><text:span text:style-name="T29">GOTO</text:span><text:span text:style-name="T1">/</text:span><text:span text:style-name="T29">GOSUB</text:span><text:span text:style-name="T1"> target line addresses once and for all until end of program flow (incremental approach); </text:span></text:p>
              </text:list-item>
              <text:list-item>
                <text:p><text:span text:style-name="T1">The program text listing should be rendered as if no compilation was run ;</text:span></text:p>
              </text:list-item>
              <text:list-item>
                <text:p><text:span text:style-name="T1">Applesoft programs should be loaded from and saved to disk in their </text:span><text:span text:style-name="T30">original</text:span><text:span text:style-name="T1"> form w/o any special procedure from the user.</text:span></text:p>
              </text:list-item>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Standard_5f_" presentation:presentation-page-layout-name="AL2T1">
        <office:forms form:automatic-focus="false" form:apply-design-mode="false"/>
        <draw:frame presentation:style-name="pr8" draw:layer="layout" svg:width="24.4cm" svg:height="2.963cm" svg:x="1.4cm" svg:y="0.6cm" presentation:class="title" presentation:user-transformed="true">
          <draw:text-box>
            <text:p><text:span text:style-name="T1">Precomputed GOTO/GOSUB within program text : implementation</text:span></text:p>
          </draw:text-box>
        </draw:frame>
        <draw:frame presentation:style-name="pr9" draw:layer="layout" svg:width="27cm" svg:height="16.2cm" svg:x="0.2cm" svg:y="4.4cm" presentation:class="outline" presentation:user-transformed="true">
          <draw:text-box>
            <text:list text:style-name="L3">
              <text:list-item>
                <text:p><text:span text:style-name="T1">For the time being, only lines </text:span><text:span text:style-name="T30">which line number is greater than 99</text:span><text:span text:style-name="T1"> are candidates for pre-computations:</text:span></text:p>
                <text:list>
                  <text:list-item>
                    <text:p><text:span text:style-name="T29">GOSUB &lt;1&gt;&lt;0&gt;&lt;0&gt;</text:span><text:span text:style-name="T1"> (occupying four bytes within program text) will be converted to </text:span><text:span text:style-name="T29">GOSUB</text:span><text:span text:style-name="T1"> </text:span><text:span text:style-name="T29">&lt;1D&gt;&lt;</text:span><text:span text:style-name="T31">offset from program start to line 100 physical address:low byte</text:span><text:span text:style-name="T29">&gt;&lt;</text:span><text:span text:style-name="T31">offset from program start to line 100 physical address:high byte</text:span><text:span text:style-name="T29">&gt;</text:span><text:span text:style-name="T1"> (still occupying the same four bytes with program text);</text:span></text:p>
                  </text:list-item>
                  <text:list-item>
                    <text:p><text:span text:style-name="T29">GOSUB &lt;1&gt;&lt;0&gt;&lt;0&gt;&lt;0&gt;</text:span><text:span text:style-name="T1"> (occupying five bytes within program text) will be converted to </text:span><text:span text:style-name="T29">GOSUB &lt;1E&gt;&lt;1E&gt;&lt;</text:span><text:span text:style-name="T31">offset from program start to line 1000 physical address:low byte</text:span><text:span text:style-name="T29">&gt;&lt;</text:span><text:span text:style-name="T31">offset from program start to line 1000 physical address:high byte</text:span><text:span text:style-name="T29">&gt; </text:span><text:span text:style-name="T32">(still occupying the same five bytes with program text);</text:span><text:span text:style-name="T1"> </text:span></text:p>
                  </text:list-item>
                  <text:list-item>
                    <text:p><text:span text:style-name="T29">GOSUB &lt;1&gt;&lt;0&gt;&lt;0&gt;&lt;0&gt;&lt;0&gt;</text:span><text:span text:style-name="T1"> (occupying six bytes within program text) will be converted to </text:span><text:span text:style-name="T29">GOSUB &lt;1F&gt;&lt;1F&gt;&lt;1F&gt;&lt;</text:span><text:span text:style-name="T31">offset from program start to line 10000 physical address:low byte</text:span><text:span text:style-name="T29">&gt;&lt;</text:span><text:span text:style-name="T31">offset from program start to line 10000 physical address:high byte</text:span><text:span text:style-name="T29">&gt; </text:span><text:span text:style-name="T32">(still occupying the same six bytes with program text);</text:span></text:p>
                  </text:list-item>
                </text:list>
              </text:list-item>
              <text:list-item>
                <text:p><text:span text:style-name="T1">Precomputed GOTO/GOSUB are prefixed with patterns containing </text:span><text:span text:style-name="T29">1D</text:span><text:span text:style-name="T1">, </text:span><text:span text:style-name="T29">1E</text:span><text:span text:style-name="T1"> or </text:span><text:span text:style-name="T29">1F</text:span><text:span text:style-name="T1"> value bytes depending on the original string (target line number ASCII form) length: these patterns are unused (i.e. <text:s/>being neither screen printable/editable nor being BASIC keyword tokens);</text:span></text:p>
              </text:list-item>
              <text:list-item>
                <text:p><text:span text:style-name="T1">In order for such processed program text to be analysed by at least some of the program helpers (e.g. renumber utilities, compactors by removing REM statement lines, etc...), the implementation includes a settable configuration option to forbid the conversion for target lines as at least one of the resulting two bytes (offset from start of program text to target line) be zero (which is normally interpreted by an end of line character) or &lt;3A&gt; (ASCII for ':', which is normally interpreted as an EOI marker (i.e. End Of Instruction)): The code sequence:</text:span><text:span text:style-name="T1"><text:line-break/></text:span><text:span text:style-name="T29">RE! = <text:s/>PEEK (40160) + <text:s/>PEEK (40161) * 256: CALL RE!,8,</text:span><text:span text:style-name="T31">&lt;expression&gt;</text:span><text:span text:style-name="T31"><text:line-break/></text:span><text:span text:style-name="T33">with expression..</text:span></text:p>
                <text:list>
                  <text:list-item>
                    <text:p><text:span text:style-name="T33">being less than 128 deactivates the computations and rollbacks all the previously carried out conversions;</text:span></text:p>
                  </text:list-item>
                  <text:list-item>
                    <text:p><text:span text:style-name="T33">Being in the range 128..191 activates such conversions with no regard to the safeguard checking rule described above (this is the default value);</text:span></text:p>
                  </text:list-item>
                  <text:list-item>
                    <text:p><text:span text:style-name="T33">Being greater than 191 activates future conversions as long as the safeguard rule is enforced; as a side effect, previously carried out conversions are rollbacked. <text:s text:c="3"/></text:span></text:p>
                  </text:list-item>
                </text:list>
              </text:list-item>
              <text:list-item>
                <text:p><text:span text:style-name="T1">To enforce the rules (stated in the previous slide) about transparency (e.g. the user should not be aware that a program has been (at least temporarily) converted, some « hooks » to both the Applesoft (via the </text:span><text:span text:style-name="T29">CHRGET</text:span><text:span text:style-name="T1"> vector) and DOS 3.3 (via patches to inline code) have been setup:</text:span></text:p>
                <text:list>
                  <text:list-item>
                    <text:p><text:span text:style-name="T1">The routine globally reverting back a program text to original form named <text:s/></text:span><text:span text:style-name="T29">DECOMPILE</text:span><text:span text:style-name="T1"> within the source (</text:span><text:span text:style-name="T29">PEERGOTO</text:span><text:span text:style-name="T1"> module) is now called from many contexts:</text:span></text:p>
                    <text:list>
                      <text:list-item>
                        <text:p><text:span text:style-name="T1">Within the new </text:span><text:span text:style-name="T29">LIST</text:span><text:span text:style-name="T1"> statement handler, already in charge of rendering new statements the same way as original ones (i.e. prefixed and suffixed by a space character), The DECOMPILE subroutine is called at first time so that potential listing occurrence of past converted GOTO/GOSUB instructions to come will be rendered in their original form;</text:span></text:p>
                      </text:list-item>
                      <text:list-item>
                        <text:p><text:span text:style-name="T1">Within the keyboard intercept routine, as long as Applesoft is the selected language and a program is not being run, the </text:span><text:span text:style-name="T29">DECOMPILE</text:span><text:span text:style-name="T1"> subroutine is called. This is to avoid that the user edit some program text lines in direct mode <text:s/>while converted patterns remains within the program text (which would lead to unexpected errors at next program run);</text:span></text:p>
                      </text:list-item>
                      <text:list-item>
                        <text:p><text:span text:style-name="T1">At the beginning of the DOS 3.3 </text:span><text:span text:style-name="T29">SAVE</text:span><text:span text:style-name="T1"> command handler so that the saved Applesoft program text image file being in original format (with GOTO/GOSUB followed by the line numbers in their original form);</text:span></text:p>
                      </text:list-item>
                    </text:list>
                  </text:list-item>
                </text:list>
              </text:list-item>
              <text:list-item>
                <text:p><text:span text:style-name="T1">Four new Applesoft statement handlers have been redesigned (</text:span><text:span text:style-name="T29">IF</text:span><text:span text:style-name="T1">, </text:span><text:span text:style-name="T29">GOTO</text:span><text:span text:style-name="T1">, </text:span><text:span text:style-name="T29">GOSUB</text:span><text:span text:style-name="T1"> and </text:span><text:span text:style-name="T29">ON</text:span><text:span text:style-name="T1">) so that the new processing described above being implemented, the core being included within the </text:span><text:span text:style-name="T29">RGOTO</text:span><text:span text:style-name="T1"> processing, itself calling the </text:span><text:span text:style-name="T29">RGPART1</text:span><text:span text:style-name="T1"> subroutine which handles all the subtleties of the improved processing.</text:span></text:p>
              </text:list-item>
            </text:list>
          </draw:text-box>
        </draw:frame>
        <presentation:notes draw:style-name="dp2">
          <draw:page-thumbnail draw:style-name="gr1" draw:layer="layout" svg:width="14.848cm" svg:height="11.136cm" svg:x="3.075cm" svg:y="2.257cm" draw:page-number="5" presentation:class="page"/>
          <draw:frame presentation:style-name="pr4" draw:text-style-name="P3" draw:layer="layout" svg:width="16.799cm" svg:height="13.364cm" svg:x="2.1cm" svg:y="14.107cm" presentation:class="notes" presentation:placeholder="true">
            <draw:text-box/>
          </draw:frame>
        </presentation:notes>
      </draw:page>
      <draw:page draw:name="page6" draw:style-name="dp1" draw:master-page-name="Standard_5f_" presentation:presentation-page-layout-name="AL2T1">
        <office:forms form:automatic-focus="false" form:apply-design-mode="false"/>
        <draw:frame presentation:style-name="pr10" draw:layer="layout" svg:width="25.199cm" svg:height="3.506cm" svg:x="1.001cm" svg:y="1.056cm" presentation:class="title" presentation:user-transformed="true">
          <draw:text-box>
            <text:p><text:span text:style-name="T1">Precomputed GOTO/GOSUB : how to work around the main limitation</text:span></text:p>
          </draw:text-box>
        </draw:frame>
        <draw:frame presentation:style-name="pr9" draw:layer="layout" svg:width="25.199cm" svg:height="11.493cm" svg:x="1.4cm" svg:y="5.6cm" presentation:class="outline" presentation:user-transformed="true">
          <draw:text-box>
            <text:list text:style-name="L3">
              <text:list-item>
                <text:p><text:span text:style-name="T1">The main limitation as described in the previous slide is that no </text:span><text:span text:style-name="T29">GOTO</text:span><text:span text:style-name="T1">/</text:span><text:span text:style-name="T29">GOSUB</text:span><text:span text:style-name="T1"> instruction which target line number is below 100 (i.e. only taking two characters or less in program text) can be converted;</text:span></text:p>
              </text:list-item>
              <text:list-item>
                <text:p><text:span text:style-name="T1">The hint would be to enter such target line numbers by prefixing them with enough '0' ASCII characters so that the line number occupies three bytes (e.g. </text:span><text:span text:style-name="T29">GOSUB 10</text:span><text:span text:style-name="T1"> would not be converted but </text:span><text:span text:style-name="T29">GOSUB 010</text:span><text:span text:style-name="T1"> would);</text:span></text:p>
              </text:list-item>
              <text:list-item>
                <text:p><text:span text:style-name="T1">Such program could then run unmodified under Applesoft plain vanilla;</text:span></text:p>
              </text:list-item>
              <text:list-item>
                <text:p><text:span text:style-name="T1">The subroutine </text:span><text:span text:style-name="T29">DECOMPILE</text:span><text:span text:style-name="T1"> (in charge of rollbacking the conversion) has been designed in order to reinstate the prefixing '0' characters when due (i.e. upon listing as upon file saving of the program text).</text:span></text:p>
              </text:list-item>
            </text:list>
          </draw:text-box>
        </draw:frame>
        <presentation:notes draw:style-name="dp2">
          <draw:page-thumbnail draw:style-name="gr1" draw:layer="layout" svg:width="14.848cm" svg:height="11.136cm" svg:x="3.075cm" svg:y="2.257cm" draw:page-number="6" presentation:class="page"/>
          <draw:frame presentation:style-name="pr4" draw:text-style-name="P6" draw:layer="layout" svg:width="16.799cm" svg:height="13.364cm" svg:x="2.1cm" svg:y="14.107cm" presentation:class="notes" presentation:placeholder="true">
            <draw:text-box/>
          </draw:frame>
        </presentation:notes>
      </draw:page>
      <draw:page draw:name="page7"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text:span text:style-name="T11">Mouse and Timer (VBL) handlers</text:span></text:p>
          </draw:text-box>
        </draw:frame>
        <draw:frame presentation:style-name="pr9" draw:layer="layout" svg:width="25.199cm" svg:height="12.179cm" svg:x="1.4cm" svg:y="4.6cm" presentation:class="outline" presentation:user-transformed="true">
          <draw:text-box>
            <text:list text:style-name="L3">
              <text:list-item>
                <text:p><text:span text:style-name="T11">From release 1.5, Peersoft allows the handling of mouse (button presses and/or mouse moves) and timer (VBL based) interrupts </text:span><text:span text:style-name="T34">by</text:span><text:span text:style-name="T11"> Applesoft subprograms.</text:span></text:p>
              </text:list-item>
              <text:list-item>
                <text:p><text:span text:style-name="T11">Only an Apple //e with enhanced ROM chips, a //c, //c+ or a //gs could fully benefit from such feature. This has to do with the handling of interrupts on older Apple models (up to the //e unenhanced).</text:span></text:p>
              </text:list-item>
              <text:list-item>
                <text:p><text:span text:style-name="T11">The basic architecture is to read the mouse/vbl state within an hardware IRQ handler inside Peersoft to read latest mouse state before returning to foreground Applesoft interpreter, and, once the Applesoft program reaches the eval loop (thus calling the <text:s/></text:span><text:span text:style-name="T35">CHRGET</text:span><text:span text:style-name="T11"> vector in order to gather the next token to process), a </text:span><text:span text:style-name="T36">GOSUB</text:span><text:span text:style-name="T11"> stack pattern is created and control goes to the registered Applesoft subroutine (much like the way the switching between co routines is performed). As the Applesoft subprogram releases control of CPU (by issuing a final </text:span><text:span text:style-name="T35">RETURN</text:span><text:span text:style-name="T11"> instruction), Peersoft detects this case and returns control to the interrupted context (i.e. the main Applesoft program).</text:span></text:p>
              </text:list-item>
              <text:list-item>
                <text:p><text:span text:style-name="T11">For this to fully work, some Applesoft instructions, which yield control of the CPU for an undefined laps of time (like the </text:span><text:span text:style-name="T35">INPUT</text:span><text:span text:style-name="T11">, the </text:span><text:span text:style-name="T35">WAIT</text:span><text:span text:style-name="T11"> and the </text:span><text:span text:style-name="T35">GET</text:span><text:span text:style-name="T11"> instructions) have to be patched so that they periodically call the interrupt detection code (in the foreground). The Peersoft current release will have the </text:span><text:span text:style-name="T36">WAIT</text:span><text:span text:style-name="T11"> and </text:span><text:span text:style-name="T36">GET</text:span><text:span text:style-name="T11"> versions patches accordingly. Next release will cope with the </text:span><text:span text:style-name="T36">INPUT</text:span><text:span text:style-name="T11"> handling routine.</text:span></text:p>
              </text:list-item>
            </text:list>
          </draw:text-box>
        </draw:frame>
        <presentation:notes draw:style-name="dp2">
          <draw:page-thumbnail draw:style-name="gr1" draw:layer="layout" svg:width="14.848cm" svg:height="11.136cm" svg:x="3.075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Standard_5f_" presentation:presentation-page-layout-name="AL2T1">
        <office:forms form:automatic-focus="false" form:apply-design-mode="false"/>
        <draw:frame presentation:style-name="pr10" draw:text-style-name="P7" draw:layer="layout" svg:width="25.199cm" svg:height="3.506cm" svg:x="1.4cm" svg:y="0.837cm" presentation:class="title" presentation:user-transformed="true">
          <draw:text-box>
            <text:p><text:span text:style-name="T37">Up to 1+10 ML user defined functions with variable # of arguments, and “procedural functions” defined in Applesoft BASIC</text:span></text:p>
          </draw:text-box>
        </draw:frame>
        <draw:frame presentation:style-name="pr9" draw:layer="layout" svg:width="25.199cm" svg:height="10.179cm" svg:x="1.601cm" svg:y="4.4cm" presentation:class="outline" presentation:user-transformed="true">
          <draw:text-box>
            <text:list text:style-name="L3">
              <text:list-header>
                <text:p><text:span text:style-name="T11">The benefits are:</text:span></text:p>
                <text:list>
                  <text:list-item>
                    <text:p><text:span text:style-name="T38">New </text:span><text:span text:style-name="T36">DEFUSR[n] </text:span><text:span text:style-name="T38">statement and </text:span><text:span text:style-name="T36">USR&lt;n&gt;</text:span><text:span text:style-name="T38"> function tokens;</text:span></text:p>
                  </text:list-item>
                  <text:list-item>
                    <text:p><text:span text:style-name="T11">Option to specify a number of arguments greater than 1 within the </text:span><text:span text:style-name="T36">DEFUSR[n]</text:span><text:span text:style-name="T11"> statement (up to 2 args in this release);</text:span></text:p>
                  </text:list-item>
                  <text:list-item>
                    <text:p><text:span text:style-name="T11">Samples provided with assembly source code for GCD, LCM (FP magnitude and precision), 16bits arithmetic AND, OR and EOR operations, factorial (FP magnitude and precision), 16bits wide peek.</text:span></text:p>
                  </text:list-item>
                  <text:list-item>
                    <text:p><text:span text:style-name="T11">Support for procedural functions, those are functions defined in Applesoft, but as easily invoked from general expressions as USR ML <text:s/>functions or FN functions. </text:span></text:p>
                  </text:list-item>
                </text:list>
                <text:p><text:span text:style-name="T11"/></text:p>
              </text:list-header>
            </text:list>
          </draw:text-box>
        </draw:frame>
        <presentation:notes draw:style-name="dp2">
          <draw:page-thumbnail draw:style-name="gr1" draw:layer="layout" svg:width="14.848cm" svg:height="11.136cm" svg:x="3.075cm" svg:y="2.257cm" draw:page-number="8" presentation:class="page"/>
          <draw:frame presentation:style-name="pr4" draw:text-style-name="P6" draw:layer="layout" svg:width="16.799cm" svg:height="13.364cm" svg:x="2.1cm" svg:y="14.107cm" presentation:class="notes" presentation:placeholder="true">
            <draw:text-box/>
          </draw:frame>
        </presentation:notes>
      </draw:page>
      <draw:page draw:name="page9"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text:span text:style-name="T11">Precomputed integer constants within program text</text:span></text:p>
          </draw:text-box>
        </draw:frame>
        <draw:frame presentation:style-name="pr9" draw:layer="layout" svg:width="25.199cm" svg:height="10.179cm" svg:x="1.601cm" svg:y="4.4cm" presentation:class="outline" presentation:user-transformed="true">
          <draw:text-box>
            <text:list text:style-name="L3">
              <text:list-header>
                <text:p><text:span text:style-name="T11">As:</text:span></text:p>
                <text:list>
                  <text:list-item>
                    <text:p><text:span text:style-name="T11">Peersoft already includes a modified FRMEVL extract in order to service the </text:span><text:span text:style-name="T36">@</text:span><text:span text:style-name="T11"> pseudo variable as well as the new <text:s/></text:span><text:span text:style-name="T36">DIM, IIF, MOUSE</text:span><text:span text:style-name="T38"> and </text:span><text:span text:style-name="T36">TIMER</text:span><text:span text:style-name="T38"> functions</text:span><text:span text:style-name="T36">;</text:span></text:p>
                  </text:list-item>
                  <text:list-item>
                    <text:p><text:span text:style-name="T11">This code segment is in charge of dealing with scalar constants handling within program text;</text:span></text:p>
                  </text:list-item>
                </text:list>
                <text:p><text:span text:style-name="T11">Then a suitable candidate for global program enhancement in the performance domain would be to precompute integer constants (from 0 to 65535) <text:s/>from program text.</text:span></text:p>
              </text:list-header>
            </text:list>
          </draw:text-box>
        </draw:frame>
        <presentation:notes draw:style-name="dp2">
          <draw:page-thumbnail draw:style-name="gr1" draw:layer="layout" svg:width="14.848cm" svg:height="11.136cm" svg:x="3.075cm" svg:y="2.257cm" draw:page-number="9" presentation:class="page"/>
          <draw:frame presentation:style-name="pr4" draw:text-style-name="P6" draw:layer="layout" svg:width="16.799cm" svg:height="13.364cm" svg:x="2.1cm" svg:y="14.107cm" presentation:class="notes" presentation:placeholder="true">
            <draw:text-box/>
          </draw:frame>
        </presentation:notes>
      </draw:page>
      <draw:page draw:name="page10" draw:style-name="dp1" draw:master-page-name="Standard_5f_" presentation:presentation-page-layout-name="AL1T0">
        <office:forms form:automatic-focus="false" form:apply-design-mode="false"/>
        <draw:frame presentation:style-name="pr3" draw:layer="layout" svg:width="25.199cm" svg:height="3.473cm" svg:x="1.173cm" svg:y="0.363cm" presentation:class="title" presentation:user-transformed="true">
          <draw:text-box>
            <text:p><text:span text:style-name="T11">Reminder: Peersoft version 1.6 planned features</text:span></text:p>
          </draw:text-box>
        </draw:frame>
        <draw:frame draw:style-name="standard" draw:layer="layout" svg:width="24.008cm" svg:height="7.162cm" svg:x="1.692cm" svg:y="3.984cm">
          <table:table table:template-name="default" table:use-first-row-styles="true" table:use-banding-rows-styles="true">
            <table:table-column table:style-name="co4"/>
            <table:table-column table:style-name="co5"/>
            <table:table-column table:style-name="co6"/>
            <table:table-row table:style-name="ro19" table:default-cell-style-name="ce6">
              <table:table-cell>
                <text:p text:style-name="P1"><text:span text:style-name="T12">Feature</text:span></text:p>
              </table:table-cell>
              <table:table-cell>
                <text:p text:style-name="P1"><text:span text:style-name="T13">Enhancement</text:span><text:span text:style-name="T14"> </text:span><text:span text:style-name="T13">domain</text:span></text:p>
              </table:table-cell>
              <table:table-cell table:style-name="ce7">
                <text:p><text:span text:style-name="T13">Implementation</text:span><text:span text:style-name="T14"> </text:span><text:span text:style-name="T13">status</text:span></text:p>
              </table:table-cell>
            </table:table-row>
            <table:table-row table:style-name="ro20">
              <table:table-cell table:style-name="ce8">
                <text:p text:style-name="P2"><text:span text:style-name="T39">More sources for event handling (serial interrupts or video scan lines in //GS) </text:span></text:p>
              </table:table-cell>
              <table:table-cell table:style-name="ce9"/>
              <table:table-cell table:style-name="ce7">
                <text:p><text:span text:style-name="T12">Planned</text:span></text:p>
              </table:table-cell>
            </table:table-row>
            <table:table-row table:style-name="ro20">
              <table:table-cell table:style-name="ce8">
                <text:p text:style-name="P2"><text:span text:style-name="T13">APAL (for APple Animation Language) support bound to interrupt service routines. This would be a little brother of the AMAL language already included in the AMOS product (a custom BASIC Interpreter for the Amiga platform)</text:span></text:p>
              </table:table-cell>
              <table:table-cell table:style-name="ce9">
                <text:p text:style-name="P2"><text:span text:style-name="T12">Functionality, </text:span><text:span text:style-name="T40">convenience</text:span></text:p>
              </table:table-cell>
              <table:table-cell table:style-name="ce7">
                <text:p><text:span text:style-name="T13">Planned</text:span></text:p>
              </table:table-cell>
            </table:table-row>
            <table:table-row table:style-name="ro21">
              <table:table-cell table:style-name="ce9">
                <text:p text:style-name="P2"><text:span text:style-name="T40">Utility to convert plain vanilla Applesoft program texts to Peersoft and also convert back Peersoft program texts to Applesoft.</text:span></text:p>
              </table:table-cell>
              <table:table-cell table:style-name="ce8">
                <text:p text:style-name="P2"><text:span text:style-name="T18">Simplicity, performance, convenience</text:span></text:p>
              </table:table-cell>
              <table:table-cell table:style-name="ce10">
                <text:p><text:span text:style-name="T18">Planned</text:span></text:p>
              </table:table-cell>
            </table:table-row>
            <table:table-row table:style-name="ro22">
              <table:table-cell table:style-name="ce9">
                <text:p text:style-name="P2"><text:span text:style-name="T13">ProDOS 8 BASIC.SYSTEM port</text:span></text:p>
              </table:table-cell>
              <table:table-cell table:style-name="ce8">
                <text:p text:style-name="P2"><text:span text:style-name="T18">Universality</text:span></text:p>
              </table:table-cell>
              <table:table-cell table:style-name="ce7">
                <text:p><text:span text:style-name="T13">Planned</text:span></text:p>
              </table:table-cell>
            </table:table-row>
          </table:table>
          <draw:image xlink:href="Pictures/TablePreview4.svm" xlink:type="simple" xlink:show="embed" xlink:actuate="onLoad"/>
          <svg:title>Main features</svg:title>
        </draw:frame>
        <presentation:notes draw:style-name="dp2">
          <draw:page-thumbnail draw:style-name="gr1" draw:layer="layout" svg:width="14.848cm" svg:height="11.136cm" svg:x="3.075cm" svg:y="2.257cm" draw:page-number="10"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animation="non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en" fo:country="GB"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5f_-background" style:display-name="Standard_-background" style:family="presentation">
      <style:graphic-properties draw:stroke="none" draw:fill="none"/>
      <style:text-properties style:letter-kerning="true"/>
    </style:style>
    <style:style style:name="Standard_5f_-backgroundobjects" style:display-name="Standard_-backgroundobjects" style:family="presentation">
      <style:graphic-properties draw:textarea-horizontal-align="justify" draw:shadow="hidden" draw:shadow-offset-x="0.2cm" draw:shadow-offset-y="0.2cm" draw:shadow-color="#808080"/>
      <style:text-properties style:letter-kerning="true"/>
    </style:style>
    <style:style style:name="Standard_5f_-notes" style:display-name="Standard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Arial Unicode MS" style:font-family-asian="'Arial Unicode MS'" style:font-family-generic-asian="system" style:font-pitch-asian="variable" style:font-size-asian="28.1000003814697pt" style:font-style-asian="normal" style:font-weight-asian="normal" style:font-name-complex="Arial Unicode MS"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_5f_-outline1" style:display-name="Standard_-outline1" style:family="presentation">
      <style:graphic-properties draw:stroke="none" draw:fill="none" draw:auto-grow-height="false" draw:fit-to-size="shrink-to-fit">
        <text:list-style style:name="Standard_5f_-outline1" style:display-name="Standard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outline2" style:display-name="Standard_-outline2" style:family="presentation" style:parent-style-name="Standard_5f_-outline1">
      <style:paragraph-properties fo:margin-left="0cm" fo:margin-right="0cm" fo:margin-top="0cm" fo:margin-bottom="0.4cm" fo:text-indent="0cm"/>
      <style:text-properties fo:font-size="28pt" style:font-size-asian="28pt" style:font-size-complex="28pt"/>
    </style:style>
    <style:style style:name="Standard_5f_-outline3" style:display-name="Standard_-outline3" style:family="presentation" style:parent-style-name="Standard_5f_-outline2">
      <style:paragraph-properties fo:margin-left="0cm" fo:margin-right="0cm" fo:margin-top="0cm" fo:margin-bottom="0.3cm" fo:text-indent="0cm"/>
      <style:text-properties fo:font-size="24pt" style:font-size-asian="24pt" style:font-size-complex="24pt"/>
    </style:style>
    <style:style style:name="Standard_5f_-outline4" style:display-name="Standard_-outline4" style:family="presentation" style:parent-style-name="Standard_5f_-outline3">
      <style:paragraph-properties fo:margin-left="0cm" fo:margin-right="0cm" fo:margin-top="0cm" fo:margin-bottom="0.2cm" fo:text-indent="0cm"/>
      <style:text-properties fo:font-size="20pt" style:font-size-asian="20pt" style:font-size-complex="20pt"/>
    </style:style>
    <style:style style:name="Standard_5f_-outline5" style:display-name="Standard_-outline5" style:family="presentation" style:parent-style-name="Standard_5f_-outline4">
      <style:paragraph-properties fo:margin-left="0cm" fo:margin-right="0cm" fo:margin-top="0cm" fo:margin-bottom="0.1cm" fo:text-indent="0cm"/>
      <style:text-properties fo:font-size="20pt" style:font-size-asian="20pt" style:font-size-complex="20pt"/>
    </style:style>
    <style:style style:name="Standard_5f_-outline6" style:display-name="Standard_-outline6" style:family="presentation" style:parent-style-name="Standard_5f_-outline5">
      <style:paragraph-properties fo:margin-left="0cm" fo:margin-right="0cm" fo:margin-top="0cm" fo:margin-bottom="0.1cm" fo:text-indent="0cm"/>
      <style:text-properties fo:font-size="20pt" style:font-size-asian="20pt" style:font-size-complex="20pt"/>
    </style:style>
    <style:style style:name="Standard_5f_-outline7" style:display-name="Standard_-outline7" style:family="presentation" style:parent-style-name="Standard_5f_-outline6">
      <style:paragraph-properties fo:margin-left="0cm" fo:margin-right="0cm" fo:margin-top="0cm" fo:margin-bottom="0.1cm" fo:text-indent="0cm"/>
      <style:text-properties fo:font-size="20pt" style:font-size-asian="20pt" style:font-size-complex="20pt"/>
    </style:style>
    <style:style style:name="Standard_5f_-outline8" style:display-name="Standard_-outline8" style:family="presentation" style:parent-style-name="Standard_5f_-outline7">
      <style:paragraph-properties fo:margin-left="0cm" fo:margin-right="0cm" fo:margin-top="0cm" fo:margin-bottom="0.1cm" fo:text-indent="0cm"/>
      <style:text-properties fo:font-size="20pt" style:font-size-asian="20pt" style:font-size-complex="20pt"/>
    </style:style>
    <style:style style:name="Standard_5f_-outline9" style:display-name="Standard_-outline9" style:family="presentation" style:parent-style-name="Standard_5f_-outline8">
      <style:paragraph-properties fo:margin-left="0cm" fo:margin-right="0cm" fo:margin-top="0cm" fo:margin-bottom="0.1cm" fo:text-indent="0cm"/>
      <style:text-properties fo:font-size="20pt" style:font-size-asian="20pt" style:font-size-complex="20pt"/>
    </style:style>
    <style:style style:name="Standard_5f_-subtitle" style:display-name="Standard_-subtitle" style:family="presentation">
      <style:graphic-properties draw:stroke="none" draw:fill="none" draw:textarea-vertical-align="middle">
        <text:list-style style:name="Standard_5f_-subtitle" style:display-name="Standard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title" style:display-name="Standard_-title" style:family="presentation">
      <style:graphic-properties draw:stroke="none" draw:fill="none" draw:textarea-vertical-align="middle">
        <text:list-style style:name="Standard_5f_-title" style:display-name="Standard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5f_" style:display-name="Standard_" style:page-layout-name="PM1" draw:style-name="Mdp1">
      <draw:frame presentation:style-name="Standard_5f_-title" draw:layer="backgroundobjects" svg:width="25.199cm" svg:height="3.506cm" svg:x="1.4cm" svg:y="0.837cm" presentation:class="title" presentation:placeholder="true">
        <draw:text-box/>
      </draw:frame>
      <draw:frame presentation:style-name="Standard_5f_-outline1" draw:layer="backgroundobjects" svg:width="25.199cm" svg:height="12.179cm" svg:x="1.4cm" svg:y="4.914cm" presentation:class="outline" presentation:placeholder="true">
        <draw:text-box/>
      </draw:frame>
      <presentation:notes style:page-layout-name="PM2">
        <draw:page-thumbnail presentation:style-name="Standard_5f_-title" draw:layer="backgroundobjects" svg:width="14.848cm" svg:height="11.136cm" svg:x="3.075cm" svg:y="2.257cm" presentation:class="page"/>
        <draw:frame presentation:style-name="Standard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06T17:07:44.066316000</meta:creation-date>
    <meta:editing-cycles>57</meta:editing-cycles>
    <meta:editing-duration>PT7H26M43S</meta:editing-duration>
    <dc:subject>Describes the lastest features of Peersoft v1.5</dc:subject>
    <dc:title>Peersoft: latest features</dc:title>
    <meta:generator>LibreOffice/4.3.7.2$MacOSX_x86 LibreOffice_project/8a35821d8636a03b8bf4e15b48f59794652c68ba</meta:generator>
    <meta:keyword>Peersoft</meta:keyword>
    <meta:keyword>Applesoft</meta:keyword>
    <meta:keyword>Extension</meta:keyword>
    <dc:date>2016-01-09T14:54:58.087085000</dc:date>
    <dc:description>For the preview release of Peersoft v1.5...</dc:description>
    <meta:document-statistic meta:object-count="67"/>
    <meta:user-defined meta:name="Destinations">csa2, hackzapple, public</meta:user-defined>
    <meta:user-defined meta:name="Langue">Anglais Royaume Uni</meta:user-defined>
    <meta:user-defined meta:name="Propriétaire">Benoît Gilon</meta:user-defined>
    <meta:user-defined meta:name="Source">DesignPeersoftv1.5.odp sur mon iMac</meta:user-defined>
    <meta:user-defined meta:name="Version" meta:value-type="string">1.0</meta:user-defined>
    <meta:user-defined meta:name="Vérifié par" meta:value-type="string">Benoît Gilon</meta:user-defined>
    <meta:user-defined meta:name="Éditeur" meta:value-type="string">Benoît Gilon</meta:user-defined>
  </office:meta>
</office:document-meta>
</file>